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90H47M56.540051S" calcext:value-type="time">
            <text:p>690:4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table:number-columns-repeated="2"/>
          <table:table-cell table:formula="of:=IF([.G139]-[.F139] &gt; 0; [.G139]-[.F139]; 0)" office:value-type="time" office:time-value="PT00H00M00S" calcext:value-type="time">
            <text:p>00:00</text:p>
          </table:table-cell>
          <table:table-cell table:formula="of:=[.D139]+[.H139]" office:value-type="time" office:time-value="PT04H02M52.634S" calcext:value-type="time">
            <text:p>04:02</text:p>
          </table:table-cell>
          <table:table-cell table:style-name="ce3"/>
          <table:table-cell office:value-type="string" calcext:value-type="string">
            <text:p>Health gradients, smudge sprite, door scene progress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0]-[.B140] &gt; 0; [.C140]-[.B1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04H02M52.634S" calcext:value-type="time">
            <text:p>04:0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07:47:47.0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3T11:40:17.233000000</dc:date>
    <dc:creator>Benjamin Laws</dc:creator>
    <meta:editing-duration>P29DT9H29M51S</meta:editing-duration>
    <meta:editing-cycles>785</meta:editing-cycles>
    <meta:generator>LibreOffice/7.2.6.2$Windows_X86_64 LibreOffice_project/b0ec3a565991f7569a5a7f5d24fed7f52653d754</meta:generator>
    <meta:document-statistic meta:table-count="2" meta:cell-count="1070" meta:object-count="0"/>
  </office:meta>
</office:document-meta>
</file>